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lemme</text:p>
          </table:table-cell>
          <table:table-cell office:value-type="string" calcext:value-type="string">
            <text:p>https://de.farnell.com/phoenix-contact/1711725/klemmblock-print-schraub-2pol/dp/3041165?st=terminal%20b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derstand 220 Ohm</text:p>
          </table:table-cell>
          <table:table-cell office:value-type="string" calcext:value-type="string">
            <text:p>https://de.farnell.com/vishay/crcw0805220rfkeahp/dickschichtwiderstand-220r-1-0/dp/17389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derstand 0 Ohm (1206)</text:p>
          </table:table-cell>
          <table:table-cell office:value-type="string" calcext:value-type="string">
            <text:p>https://de.farnell.com/multicomp/mcmr12x000-ptl/widerstand-0r0-0-25w-1206-keramik/dp/2073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derstand 0 Ohm (0805)</text:p>
          </table:table-cell>
          <table:table-cell office:value-type="string" calcext:value-type="string">
            <text:p>https://de.farnell.com/multicomp/mcmr08x000-ptl/widerstand-0r0-0-125w-0805-keramik/dp/2073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derstand 10 Ohm</text:p>
          </table:table-cell>
          <table:table-cell office:value-type="string" calcext:value-type="string">
            <text:p>https://de.farnell.com/multicomp/mcmr12x100-jtl/keramikwiderstand-10r-5-0-25w/dp/20738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4.7 µH </text:p>
          </table:table-cell>
          <table:table-cell office:value-type="string" calcext:value-type="string">
            <text:p>https://de.farnell.com/tdk/mlz2012m4r7wt/induktivit-t-4-7uh-20-geschirmt/dp/2215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 Ohm</text:p>
          </table:table-cell>
          <table:table-cell office:value-type="string" calcext:value-type="string">
            <text:p>https://de.farnell.com/vishay/crcw1206100rfkea/dickschichtwiderstand-100r-1-0/dp/1469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0 Ohm</text:p>
          </table:table-cell>
          <table:table-cell office:value-type="string" calcext:value-type="string">
            <text:p>https://de.farnell.com/te-connectivity/crgcq1206f120r/dickschichtwiderstand-120r-1-1206/dp/2861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99 Ohm</text:p>
          </table:table-cell>
          <table:table-cell office:value-type="string" calcext:value-type="string">
            <text:p>https://de.farnell.com/vishay/crcw1206499rfkea/dickschichtwiderstand-499r-1-0/dp/1470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CD74HCT125M </text:p>
          </table:table-cell>
          <table:table-cell office:value-type="string" calcext:value-type="string">
            <text:p>https://de.farnell.com/texas-instruments/cd74hct125m/74hct-cmos-smd-74hct125-soic14/dp/1103135?scope=partnumberlookahead&amp;ost=CD74HCT125M+.&amp;searchref=searchlookahead&amp;exaMfpn=true&amp;ddkey=https%3Ade-DE%2FElement14_Germany%2Fw%2Fsear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https://de.farnell.com/kemet/c1206c105k3racauto/kondensator-1-f-25v-10-x7r-1206/dp/2070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https://de.farnell.com/kemet/c0805c220k5racauto/kondensator-22pf-50v-10-x7r-0805/dp/2905242R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https://de.farnell.com/avx/12065c224k4t2a/kondensator-0-22-f-50v-10-x7r/dp/13017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string" calcext:value-type="string">
            <text:p>https://de.farnell.com/epcos/b57861s0103a039/thermistor-ntc-aec-q200-10k-bedrahtet/dp/2672694?st=Ntc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.00.0000</text:date>, <text:time style:data-style-name="N2" text:time-value="15:20:54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3-11T15:33:29.143000000</dc:date>
    <meta:editing-duration>PT1H43M25S</meta:editing-duration>
    <meta:editing-cycles>8</meta:editing-cycles>
    <meta:document-statistic meta:table-count="1" meta:cell-count="42" meta:object-count="0"/>
  </office:meta>
</office:document-meta>
</file>